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variant="normal" fo:text-transform="none" fo:color="#303030" style:font-name="Whitney SSm A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bot Localization</text:p>
      <text:p text:style-name="Text_20_body"/>
      <text:p text:style-name="Text_20_body">What is RL</text:p>
      <text:p text:style-name="Text_20_body"><text:tab/>Definition</text:p>
      <text:p text:style-name="Text_20_body"><text:tab/>Localization <text:span text:style-name="T1">is the ability for a machine to locate itself in </text:span><text:span text:style-name="T1">it's world (working surroundings)</text:span></text:p>
      <text:p text:style-name="Text_20_body">Two Questions</text:p>
      <text:p text:style-name="Text_20_body"><text:tab/>How does The World Look Like</text:p>
      <text:p text:style-name="Text_20_body"><text:tab/><text:tab/>Map</text:p>
      <text:p text:style-name="Text_20_body"><text:tab/>Where I am</text:p>
      <text:p text:style-name="Text_20_body"><text:tab/><text:tab/>Sensors – Sensing surroundings</text:p>
      <text:p text:style-name="Text_20_body"><text:tab/><text:tab/>Algorithm – Find my place on Map based on previous and sensed data</text:p>
      <text:p text:style-name="Text_20_body">We will learn about</text:p>
      <text:p text:style-name="Text_20_body"><text:tab/>Maps</text:p>
      <text:p text:style-name="Text_20_body"><text:tab/>Localization algorithms</text:p>
      <text:p text:style-name="Text_20_body">Real World Example</text:p>
      <text:p text:style-name="Text_20_body"><text:tab/>Show picture with airplane</text:p>
      <text:p text:style-name="Text_20_body"><text:tab/>Describe localization with elevation + velocity data</text:p>
      <text:p text:style-name="Text_20_body">Maps</text:p>
      <text:p text:style-name="Text_20_body"><text:tab/>Example: Elevation map</text:p>
      <text:p text:style-name="Text_20_body"><text:tab/><text:tab/>Topography: graphic representation of a feature of points of a map</text:p>
      <text:p text:style-name="Text_20_body"><text:tab/><text:tab/>Geographic topography: the points are geographic points</text:p>
      <text:p text:style-name="Text_20_body"><text:tab/><text:tab/>Elevation map: the feature is the height above or below of the Earth's sea level</text:p>
      <text:p text:style-name="Text_20_body"><text:soft-page-break/><text:tab/><text:tab/>Graphic representation: coloring</text:p>
      <text:p text:style-name="Text_20_body"><text:tab/>Let us simplify this map!</text:p>
      <text:p text:style-name="Text_20_body"><text:tab/><text:tab/>Show map in excel sheet</text:p>
      <text:p text:style-name="Text_20_body">Localization Algorithm</text:p>
      <text:p text:style-name="Text_20_body"><text:tab/>Show how to localize</text:p>
      <text:p text:style-name="Text_20_body"><text:tab/><text:tab/>sensor update</text:p>
      <text:p text:style-name="Text_20_body"><text:tab/><text:tab/>move</text:p>
      <text:p text:style-name="Text_20_body">More simplification</text:p>
      <text:p text:style-name="Text_20_body"><text:tab/>Binary-coded map (landmarks)</text:p>
      <text:p text:style-name="Text_20_body"><text:tab/>Ask to localize in pairs</text:p>
      <text:p text:style-name="Text_20_body"><text:tab/>Show how to localize (if it is necessary)</text:p>
      <text:p text:style-name="Text_20_body">Mathematical background</text:p>
      <text:p text:style-name="Text_20_body"><text:tab/>We skip this, show link with tutorials</text:p>
      <text:p text:style-name="Text_20_body">Algorithm of Histogram Localization</text:p>
      <text:p text:style-name="Text_20_body"><text:tab/>Show but skip without explanation</text:p>
      <text:p text:style-name="Text_20_body"><text:tab/>Show link for tutorials</text:p>
      <text:p text:style-name="Text_20_body">Problems of localization</text:p>
      <text:p text:style-name="Text_20_body"><text:tab/>There is no exact data in the Real World</text:p>
      <text:p text:style-name="Text_20_body"><text:tab/>Sensors behave weird</text:p>
      <text:p text:style-name="Text_20_body"><text:tab/><text:tab/>Show this with Ultrasonic sensor</text:p>
      <text:p text:style-name="Text_20_body"><text:tab/><text:tab/>Show this with light sensor</text:p>
      <text:p text:style-name="Text_20_body"><text:tab/>switches bounce</text:p>
      <text:p text:style-name="Text_20_body"><text:tab/><text:tab/>Show this with a switch</text:p>
      <text:p text:style-name="Text_20_body"><text:tab/><text:tab/>Show this with the rotary encoder</text:p>
      <text:p text:style-name="Text_20_body"><text:tab/>Moves are not exact</text:p>
      <text:p text:style-name="Text_20_body"><text:soft-page-break/><text:tab/><text:tab/>Show this?</text:p>
      <text:p text:style-name="Text_20_body"><text:tab/>Localization can not be exact, just a guess with more or less preciseness</text:p>
      <text:p text:style-name="Text_20_body">Real World Application</text:p>
      <text:p text:style-name="Text_20_body"><text:tab/>Rotary encoder</text:p>
      <text:p text:style-name="Text_20_body"><text:tab/><text:tab/>What is it</text:p>
      <text:p text:style-name="Text_20_body"><text:tab/><text:tab/>Check if there is a rotary encoder in the office (Micro? Speakers?)</text:p>
      <text:p text:style-name="Text_20_body"><text:tab/>Incremental encoder</text:p>
      <text:p text:style-name="Text_20_body"><text:tab/><text:tab/>What is it</text:p>
      <text:p text:style-name="Text_20_body"><text:tab/><text:tab/>How does it work</text:p>
      <text:p text:style-name="Text_20_body"><text:tab/>Absolute encoder</text:p>
      <text:p text:style-name="Text_20_body"><text:tab/><text:tab/>What is it</text:p>
      <text:p text:style-name="Text_20_body"><text:tab/><text:tab/>How does it work</text:p>
      <text:p text:style-name="Text_20_body"><text:tab/>Histogram encoder</text:p>
      <text:p text:style-name="Text_20_body"><text:tab/><text:tab/>What is it</text:p>
      <text:p text:style-name="Text_20_body"><text:tab/><text:tab/>How does it work</text:p>
      <text:p text:style-name="Text_20_body"><text:tab/><text:tab/>Show the encoder disk</text:p>
      <text:p text:style-name="Text_20_body"><text:tab/><text:tab/>How to create the best map</text:p>
      <text:p text:style-name="Text_20_body"><text:tab/><text:tab/>How to print a map</text:p>
      <text:p text:style-name="Text_20_body"><text:tab/><text:tab/>Show the application</text:p>
      <text:p text:style-name="Text_20_body"><text:tab/><text:tab/>Demonstrate it <text:tab/></text:p>
      <text:p text:style-name="Text_20_body"><text:tab/><text:tab/><text:tab/><text:tab/></text:p>
      <text:p text:style-name="Text_20_body"/>
      <text:p text:style-name="Text_20_body"/>
      <text:p text:style-name="Text_20_body"/>
      <text:p text:style-name="P1"><text:soft-page-break/>probability</text:p>
      <text:p text:style-name="P1">the extent for measuring the likelihood of an event. It is a ratio of the favorable cases to the whole number of possible cases. A real number between 0 and 1. 0: impossible event, 1: certain event.</text:p>
      <text:p text:style-name="P1">(dice, coins, heads, tails)</text:p>
      <text:p text:style-name="P1">Belief (noun) /believe(verb)/</text:p>
      <text:p text:style-name="P1">trust, faith, confidence in something</text:p>
      <text:p text:style-name="P1">localization</text:p>
      <text:p text:style-name="P1">Localization is the ability for a machine to locate itself in it's world (working surroundings)</text:p>
      <text:p text:style-name="P1">algorithm</text:p>
      <text:p text:style-name="P1">A finite list of step-by-step instruction to solve a problem in finite time</text:p>
      <text:p text:style-name="P1">altitude, elevation</text:p>
      <text:p text:style-name="P1">Height above a level, usually above the ground or sea-level</text:p>
      <text:p text:style-name="P1">elevation map</text:p>
      <text:p text:style-name="P2"><text:tab/>Topography: graphic representation of a feature of points of a map</text:p>
      <text:p text:style-name="P1"><text:tab/>Geographic topography: the points are geographic points</text:p>
      <text:p text:style-name="P1"><text:tab/>Elevation map: the feature is the height above or below of the Earth's sea level</text:p>
      <text:p text:style-name="P1"><text:tab/>Graphic representation: coloring</text:p>
      <text:p text:style-name="P1">sensor (robotics)</text:p>
      <text:p text:style-name="P1">a device which converts the state of a piece of the real world into a processable signal, mainly into electricity</text:p>
      <text:p text:style-name="P1">fuss</text:p>
      <text:p text:style-name="P1">storm in a teacup</text:p>
      <text:p text:style-name="P1">gunk</text:p>
      <text:p text:style-name="P1">an unpleasantly sticky or messy sub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ct_20_with_20_arrow" style:display-name="Object with arrow" style:family="paragraph" style:parent-style-name="Standard" style:default-outline-level="">
      <style:paragraph-properties fo:margin="100%" fo:margin-left="0in" fo:margin-right="0in" fo:margin-top="0in" fo:margin-bottom="0in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="100%" fo:margin-left="0in" fo:margin-right="0in" fo:margin-top="0in" fo:margin-bottom="0in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="100%" fo:margin-left="0in" fo:margin-right="0in" fo:margin-top="0in" fo:margin-bottom="0in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="100%" fo:margin-left="0in" fo:margin-right="0in" fo:margin-top="0in" fo:margin-bottom="0in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="100%" fo:margin-left="0in" fo:margin-right="0in" fo:margin-top="0in" fo:margin-bottom="0in" fo:text-align="start" style:justify-single-word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="100%" fo:margin-left="0in" fo:margin-right="0in" fo:margin-top="0in" fo:margin-bottom="0in" fo:text-align="center" style:justify-single-word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="100%" fo:margin-left="0in" fo:margin-right="0in" fo:margin-top="0in" fo:margin-bottom="0in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fo:orphans="2" fo:widows="2" style:writing-mode="lr-tb"/>
      <style:text-properties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/>
      <style:text-properties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/>
      <style:text-properties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="100%"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7e_LT_7e_Notizen" style:display-name="Default~LT~Notizen" style:family="paragraph" style:default-outline-level="">
      <style:paragraph-properties fo:margin="100%"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font-name="FreeSans" fo:font-size="18pt" style:letter-kerning="true" style:font-name-asian="DejaVu Sans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Free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Notes" style:family="paragraph" style:default-outline-level="">
      <style:paragraph-properties fo:margin="100%"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7T11:24:03.527641059</meta:creation-date>
    <dc:date>2014-08-28T10:43:41.93</dc:date>
    <meta:editing-duration>P1DT7H31M25S</meta:editing-duration>
    <meta:editing-cycles>13</meta:editing-cycles>
    <meta:generator>OpenOffice.org/3.4.1$Win32 OpenOffice.org_project/341m1$Build-9593</meta:generator>
    <meta:print-date>2014-08-28T08:02:22.09</meta:print-date>
    <meta:document-statistic meta:table-count="0" meta:image-count="0" meta:object-count="0" meta:page-count="4" meta:paragraph-count="89" meta:word-count="458" meta:character-count="2818"/>
  </office:meta>
</office:document-meta>
</file>